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WeightPropertyMaker.make( PropertyList pList , String value , FObj fo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FontWeightPropertyMaker.FontWeightPropertyMaker( int prop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